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P3" style:family="paragraph" style:parent-style-name="Text_20_body">
      <style:text-properties officeooo:rsid="000d1b0b" officeooo:paragraph-rsid="000d1b0b"/>
    </style:style>
    <style:style style:name="P4" style:family="paragraph" style:parent-style-name="Text_20_body">
      <style:paragraph-properties fo:text-align="center" style:justify-single-word="false"/>
      <style:text-properties officeooo:rsid="000d1b0b" officeooo:paragraph-rsid="000d1b0b"/>
    </style:style>
    <style:style style:name="P5" style:family="paragraph" style:parent-style-name="Text_20_body">
      <style:paragraph-properties fo:text-align="start" style:justify-single-word="false"/>
      <style:text-properties officeooo:rsid="000d1b0b" officeooo:paragraph-rsid="000d1b0b"/>
    </style:style>
    <style:style style:name="P6" style:family="paragraph" style:parent-style-name="Text_20_body">
      <style:text-properties officeooo:paragraph-rsid="000ecc1b"/>
    </style:style>
    <style:style style:name="P7" style:family="paragraph" style:parent-style-name="Heading" style:master-page-name="Standard">
      <style:paragraph-properties style:page-number="auto"/>
      <style:text-properties officeooo:rsid="000d1b0b" officeooo:paragraph-rsid="000d1b0b"/>
    </style:style>
    <style:style style:name="P8" style:family="paragraph" style:parent-style-name="Heading_20_1">
      <style:paragraph-properties fo:break-before="page"/>
      <style:text-properties officeooo:paragraph-rsid="000d8f48"/>
    </style:style>
    <style:style style:name="P9" style:family="paragraph" style:parent-style-name="Heading_20_1">
      <style:text-properties officeooo:paragraph-rsid="000d8f48"/>
    </style:style>
    <style:style style:name="P10" style:family="paragraph" style:parent-style-name="Heading_20_2">
      <style:text-properties officeooo:paragraph-rsid="000d8f48"/>
    </style:style>
    <style:style style:name="P11" style:family="paragraph" style:parent-style-name="Heading_20_3">
      <style:text-properties officeooo:paragraph-rsid="000d8f48"/>
    </style:style>
    <style:style style:name="P12" style:family="paragraph" style:parent-style-name="Heading_20_3">
      <style:text-properties officeooo:paragraph-rsid="000ecc1b"/>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3">
      <style:paragraph-properties>
        <style:tab-stops>
          <style:tab-stop style:position="15.512cm" style:type="right" style:leader-style="dotted" style:leader-text="."/>
        </style:tab-stops>
      </style:paragraph-properties>
    </style:style>
    <style:style style:name="P16"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officeooo:rsid="000d8f48"/>
    </style:style>
    <style:style style:name="T2" style:family="text">
      <style:text-properties officeooo:rsid="000ecc1b"/>
    </style:style>
    <style:style style:name="T3" style:family="text">
      <style:text-properties fo:font-style="italic" officeooo:rsid="000ecc1b" style:font-style-asian="italic" style:font-style-complex="italic"/>
    </style:style>
    <style:style style:name="T4" style:family="text">
      <style:text-properties fo:font-style="normal" officeooo:rsid="000ecc1b" style:font-style-asian="normal" style:font-style-complex="normal"/>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aytrix</text:p>
      <text:p text:style-name="P3"/>
      <text:p text:style-name="P3"/>
      <text:p text:style-name="P3"/>
      <text:p text:style-name="P3"/>
      <text:p text:style-name="P4">Alex Murray<text:line-break/>Marcel Kaltenrieder</text:p>
      <text:p text:style-name="P4"/>
      <text:p text:style-name="P4"><text:date style:data-style-name="N81" text:date-value="2013-03-13T10:50:08.20">13. März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Inhaltsangabe</text:p>
          </text:index-title>
          <text:p text:style-name="P14"><text:a xlink:type="simple" xlink:href="#__RefHeading__191_69764062">1.Einführung<text:tab/>3</text:a></text:p>
          <text:p text:style-name="P14"><text:a xlink:type="simple" xlink:href="#__RefHeading__193_69764062">2.Hardware<text:tab/>3</text:a></text:p>
          <text:p text:style-name="P16"><text:a xlink:type="simple" xlink:href="#__RefHeading__195_69764062">2.1.Display<text:tab/>3</text:a></text:p>
          <text:p text:style-name="P16"><text:a xlink:type="simple" xlink:href="#__RefHeading__197_69764062">2.2.Base<text:tab/>3</text:a></text:p>
          <text:p text:style-name="P14"><text:a xlink:type="simple" xlink:href="#__RefHeading__199_69764062">3.Software<text:tab/>3</text:a></text:p>
          <text:p text:style-name="P16"><text:a xlink:type="simple" xlink:href="#__RefHeading__201_69764062">3.1.Display<text:tab/>3</text:a></text:p>
          <text:p text:style-name="P16"><text:a xlink:type="simple" xlink:href="#__RefHeading__203_69764062">3.2.Base<text:tab/>3</text:a></text:p>
          <text:p text:style-name="P15"><text:a xlink:type="simple" xlink:href="#__RefHeading__205_69764062">3.2.1.Framework<text:tab/>3</text:a></text:p>
          <text:p text:style-name="P15"><text:a xlink:type="simple" xlink:href="#__RefHeading__207_69764062">3.2.2.Snake<text:tab/>3</text:a></text:p>
          <text:p text:style-name="P16"><text:a xlink:type="simple" xlink:href="#__RefHeading__209_69764062">3.3.Kommunikation<text:tab/>3</text:a></text:p>
        </text:index-body>
      </text:table-of-content>
      <text:p text:style-name="P5"/>
      <text:h text:style-name="P8" text:outline-level="1"><text:bookmark-start text:name="__RefHeading__191_69764062"/><text:span text:style-name="T1">Einführung</text:span><text:bookmark-end text:name="__RefHeading__191_69764062"/></text:h>
      <text:h text:style-name="P9" text:outline-level="1"><text:bookmark-start text:name="__RefHeading__193_69764062"/><text:span text:style-name="T1">Hardware</text:span><text:bookmark-end text:name="__RefHeading__193_69764062"/></text:h>
      <text:h text:style-name="P10" text:outline-level="2"><text:bookmark-start text:name="__RefHeading__195_69764062"/><text:span text:style-name="T1">Display</text:span><text:bookmark-end text:name="__RefHeading__195_69764062"/></text:h>
      <text:h text:style-name="P10" text:outline-level="2"><text:bookmark-start text:name="__RefHeading__197_69764062"/><text:span text:style-name="T1">Base</text:span><text:bookmark-end text:name="__RefHeading__197_69764062"/></text:h>
      <text:h text:style-name="P9" text:outline-level="1"><text:bookmark-start text:name="__RefHeading__199_69764062"/><text:span text:style-name="T1">Software</text:span><text:bookmark-end text:name="__RefHeading__199_69764062"/></text:h>
      <text:h text:style-name="P10" text:outline-level="2"><text:bookmark-start text:name="__RefHeading__201_69764062"/><text:span text:style-name="T1">Display</text:span><text:bookmark-end text:name="__RefHeading__201_69764062"/></text:h>
      <text:h text:style-name="P12" text:outline-level="3"><text:span text:style-name="T2">Einführung</text:span></text:h>
      <text:p text:style-name="P6"><text:span text:style-name="T2">Das Display kann über UART angesteuert werden. Sie verfügt über zahlreiche Funktionen, die für das Zeichnen von verschiedenen Muster zuständig ist, und verfügt auch über Funktionen, die kontrollieren, wie die Zeichnungsbefehle auf den schon vorhandenen Pixel verlaufen (</text:span><text:span text:style-name="T3">blend mode).</text:span></text:p>
      <text:p text:style-name="P6"><text:span text:style-name="T4">Das Display ist mehr als nur eine einfache Anzeige, sie ist schon eine kleine „Grafikkarte“.</text:span></text:p>
      <text:h text:style-name="P10" text:outline-level="2"><text:bookmark-start text:name="__RefHeading__203_69764062"/><text:span text:style-name="T1">Base</text:span><text:bookmark-end text:name="__RefHeading__203_69764062"/></text:h>
      <text:h text:style-name="P11" text:outline-level="3"><text:bookmark-start text:name="__RefHeading__205_69764062"/><text:span text:style-name="T1">Framework</text:span><text:bookmark-end text:name="__RefHeading__205_69764062"/></text:h>
      <text:h text:style-name="P11" text:outline-level="3"><text:bookmark-start text:name="__RefHeading__207_69764062"/><text:span text:style-name="T1">Snake</text:span><text:bookmark-end text:name="__RefHeading__207_69764062"/></text:h>
      <text:h text:style-name="P10" text:outline-level="2"><text:bookmark-start text:name="__RefHeading__209_69764062"/><text:span text:style-name="T1">Kommunikation</text:span><text:bookmark-end text:name="__RefHeading__209_697640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494cm" fo:margin-bottom="0.141cm"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388cm" fo:margin-bottom="0.071cm"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7</meta:editing-cycles>
    <dc:date>2013-03-13T10:50:08.18</dc:date>
    <meta:editing-duration>PT14M41S</meta:editing-duration>
    <meta:document-statistic meta:table-count="0" meta:image-count="0" meta:object-count="0" meta:page-count="3" meta:paragraph-count="29" meta:word-count="115" meta:character-count="770" meta:non-whitespace-character-count="690"/>
  </office:meta>
</office:document-meta>
</file>